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3.1417in" style:rel-column-width="218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000000" style:font-name="Menlo" fo:font-size="9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00000" style:font-name="Menlo" fo:font-size="9pt" fo:background-color="#e4e4ff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Menlo" fo:font-size="9pt" fo:font-style="normal" style:font-style-asian="normal" style:font-style-complex="normal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08080" style:font-name="Menlo" fo:font-size="9pt" fo:font-style="italic"/>
    </style:style>
    <style:style style:name="P5" style:family="paragraph" style:parent-style-name="Preformatted_20_Text">
      <style:paragraph-properties fo:margin-top="0in" fo:margin-bottom="0.1965in" fo:background-color="#ffffff">
        <style:background-image/>
      </style:paragraph-properties>
    </style:style>
    <style:style style:name="P6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 style:font-name="Menlo" fo:font-size="9pt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00000" style:font-name="Menlo" fo:font-size="9pt"/>
    </style:style>
    <style:style style:name="P8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 style:font-name="Menlo" fo:font-size="9pt"/>
    </style:style>
    <style:style style:name="T1" style:family="text">
      <style:text-properties fo:color="#000080" fo:font-weight="bold"/>
    </style:style>
    <style:style style:name="T2" style:family="text">
      <style:text-properties fo:color="#0000ff"/>
    </style:style>
    <style:style style:name="T3" style:family="text">
      <style:text-properties fo:color="#808080" fo:font-style="italic"/>
    </style:style>
    <style:style style:name="T4" style:family="text">
      <style:text-properties fo:color="#808080" fo:font-style="normal" style:font-style-asian="normal" style:font-style-complex="normal"/>
    </style:style>
    <style:style style:name="T5" style:family="text">
      <style:text-properties fo:color="#008000" fo:font-weight="bold"/>
    </style:style>
    <style:style style:name="T6" style:family="text">
      <style:text-properties fo:color="#008000" fo:font-style="italic" fo:font-weight="bold"/>
    </style:style>
    <style:style style:name="T7" style:family="text">
      <style:text-properties fo:background-color="#e4e4ff"/>
    </style:style>
    <style:style style:name="T8" style:family="text">
      <style:text-properties fo:color="#000000" style:font-name="Menlo" fo:font-size="9pt" fo:font-style="italic"/>
    </style:style>
    <style:style style:name="T9" style:family="text">
      <style:text-properties fo:color="#000000" style:font-name="Menlo" fo:font-size="9pt" fo:font-style="normal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Page 0</text:p>
            <text:p text:style-name="P1"/>
            <text:p text:style-name="P1">Hint hintApple0 = <text:span text:style-name="T1">new </text:span>Hint(<text:span text:style-name="T2">0,0</text:span>); <text:span text:style-name="T3">//0</text:span></text:p>
            <text:p text:style-name="P1">EngPhrase <text:s text:c="3"/>(<text:span text:style-name="T5">"apple 0a"</text:span>);</text:p>
            <text:p text:style-name="P1">WFWEng <text:s text:c="4"/>(<text:span text:style-name="T5">"apple 0b"</text:span>);</text:p>
            <text:p text:style-name="P1">WFWSpn <text:s text:c="4"/>(<text:span text:style-name="T5">"position apple 0c"</text:span>);</text:p>
            <text:p text:style-name="P1">Explanation(<text:span text:style-name="T5">"explanation apple 0d"</text:span>);</text:p>
            <text:p text:style-name="P1">Times <text:s text:c="11"/>(<text:span text:style-name="T2">10</text:span>, <text:span text:style-name="T2">11</text:span>, <text:span text:style-name="T2">12</text:span>, <text:span text:style-name="T2">13</text:span>);</text:p>
            <text:p text:style-name="P6">SpnPhrase <text:s text:c="3"/>(<text:span text:style-name="T5">"next -1"</text:span>);</text:p>
            <text:p text:style-name="P1">Reply replyApple1 = <text:span text:style-name="T1">new </text:span>Reply(<text:span text:style-name="T2">1</text:span>, <text:span text:style-name="T2">1</text:span>);<text:span text:style-name="T3">//0</text:span></text:p>
            <text:p text:style-name="P1">EngPhrase <text:s/>(<text:span text:style-name="T5">"apple 1"</text:span>);</text:p>
            <text:p text:style-name="P1">WFWEnglish (<text:span text:style-name="T5">"apple 1"</text:span>);</text:p>
            <text:p text:style-name="P1">WFWSpanish (<text:span text:style-name="T5">"position apple 1"</text:span>);</text:p>
            <text:p text:style-name="P1">Regex <text:s text:c="5"/>(<text:span text:style-name="T5">"Regex <text:s text:c="6"/>apple 1"</text:span>);</text:p>
            <text:p text:style-name="P1">Explanation(<text:span text:style-name="T5">"explanation apple 1"</text:span>);</text:p>
            <text:p text:style-name="P1">Times <text:s text:c="5"/>(<text:span text:style-name="T2">11</text:span>, <text:span text:style-name="T2">12</text:span>, <text:span text:style-name="T2">13</text:span>, <text:span text:style-name="T2">14</text:span>);</text:p>
            <text:p text:style-name="P1">NextPage <text:s text:c="2"/>(<text:span text:style-name="T2">8</text:span>);</text:p>
            <text:p text:style-name="P6">SpnPhrase <text:s/>(<text:span text:style-name="T5">"next 8"</text:span>);</text:p>
            <text:p text:style-name="P1">Reply replyApple2 = <text:span text:style-name="T1">new </text:span>Reply(<text:span text:style-name="T2">2</text:span>, <text:span text:style-name="T2">1</text:span>);<text:span text:style-name="T3">//0</text:span></text:p>
            <text:p text:style-name="P1">EngPhrase <text:s/>(<text:span text:style-name="T5">"apple 2"</text:span>);</text:p>
            <text:p text:style-name="P1">WFWEnglish (<text:span text:style-name="T5">"apple 2"</text:span>);</text:p>
            <text:p text:style-name="P1">WFWSpanish (<text:span text:style-name="T5">"position apple 2"</text:span>);</text:p>
            <text:p text:style-name="P1">Regex <text:s text:c="5"/>(<text:span text:style-name="T5">"Regex <text:s text:c="6"/>apple 2"</text:span>);</text:p>
            <text:p text:style-name="P1">Explanation(<text:span text:style-name="T5">"explanation apple 2"</text:span>);</text:p>
            <text:p text:style-name="P1">Times <text:s text:c="5"/>(<text:span text:style-name="T2">12</text:span>, <text:span text:style-name="T2">13</text:span>, <text:span text:style-name="T2">14</text:span>, <text:span text:style-name="T2">15</text:span>);</text:p>
            <text:p text:style-name="P1">NextPage <text:s text:c="2"/>(<text:span text:style-name="T2">1</text:span>);</text:p>
            <text:p text:style-name="P6">SpnPhrase <text:s/>(<text:span text:style-name="T5">"next 1"</text:span>);</text:p>
          </table:table-cell>
          <table:table-cell table:style-name="Table1.A1" office:value-type="string">
            <text:p text:style-name="P1">Page 1</text:p>
            <text:p text:style-name="P1"/>
            <text:p text:style-name="P1">Hint hintBanana0 = <text:span text:style-name="T1">new </text:span>Hint(<text:span text:style-name="T2">0, 0</text:span>); <text:span text:style-name="T3">//1</text:span></text:p>
            <text:p text:style-name="P1">EngPhrase <text:s text:c="3"/>(<text:span text:style-name="T5">"banana 0a"</text:span>);</text:p>
            <text:p text:style-name="P1">WFWEng <text:s text:c="4"/>(<text:span text:style-name="T5">"banana 0b"</text:span>);</text:p>
            <text:p text:style-name="P1">WFWSpn <text:s text:c="4"/>(<text:span text:style-name="T5">"position banana 0c"</text:span>);</text:p>
            <text:p text:style-name="P1">Explanation(<text:span text:style-name="T5">"explanation banana 0d"</text:span>);</text:p>
            <text:p text:style-name="P1">Times <text:s text:c="11"/>(<text:span text:style-name="T2">20</text:span>, <text:span text:style-name="T2">21</text:span>, <text:span text:style-name="T2">22</text:span>, <text:span text:style-name="T2">23</text:span>);</text:p>
            <text:p text:style-name="P6">SpnPhrase <text:s text:c="3"/>(<text:span text:style-name="T5">"next -1"</text:span>);</text:p>
            <text:p text:style-name="P1">Reply replyBanana1 = <text:span text:style-name="T1">new </text:span>Reply(<text:span text:style-name="T2">1</text:span>, <text:span text:style-name="T2">1</text:span>);<text:span text:style-name="T3">//1</text:span></text:p>
            <text:p text:style-name="P1">EngPhrase <text:s/>(<text:span text:style-name="T5">"banana 1a"</text:span>);</text:p>
            <text:p text:style-name="P1">WFWEnglish (<text:span text:style-name="T5">"banana 1b"</text:span>);</text:p>
            <text:p text:style-name="P1">WFWSpanish (<text:span text:style-name="T5">"position banana 1c"</text:span>);</text:p>
            <text:p text:style-name="P1">Regex <text:s text:c="5"/>(<text:span text:style-name="T5">"Regex <text:s text:c="6"/>banana 1d"</text:span>);</text:p>
            <text:p text:style-name="P1">Explanation(<text:span text:style-name="T5">"explanation banana 1e"</text:span>);</text:p>
            <text:p text:style-name="P1">Times <text:s text:c="5"/>(<text:span text:style-name="T2">21</text:span>, <text:span text:style-name="T2">22</text:span>, <text:span text:style-name="T2">23</text:span>, <text:span text:style-name="T2">24</text:span>);</text:p>
            <text:p text:style-name="P1">NextPage <text:s text:c="2"/>(<text:span text:style-name="T2">14</text:span>);</text:p>
            <text:p text:style-name="P6">SpnPhrase <text:s/>(<text:span text:style-name="T5">"next 14"</text:span>);</text:p>
            <text:p text:style-name="P1">Reply replyBanana2 = <text:span text:style-name="T1">new </text:span>Reply(<text:span text:style-name="T2">2</text:span>, <text:span text:style-name="T2">1</text:span>);<text:span text:style-name="T3">//1</text:span></text:p>
            <text:p text:style-name="P1">EngPhrase <text:s/>(<text:span text:style-name="T5">"banana 2a"</text:span>);</text:p>
            <text:p text:style-name="P1">WFWEnglish (<text:span text:style-name="T5">"banana 2b"</text:span>);</text:p>
            <text:p text:style-name="P1">WFWSpanish (<text:span text:style-name="T5">"position banana 2c"</text:span>);</text:p>
            <text:p text:style-name="P1">Regex <text:s text:c="5"/>(<text:span text:style-name="T5">"Regex <text:s text:c="6"/>banana 2d"</text:span>);</text:p>
            <text:p text:style-name="P1">Explanation(<text:span text:style-name="T5">"explanation banana 2e"</text:span>);</text:p>
            <text:p text:style-name="P1">Times <text:s text:c="5"/>(<text:span text:style-name="T2">22</text:span>, <text:span text:style-name="T2">23</text:span>, <text:span text:style-name="T2">24</text:span>, <text:span text:style-name="T2">25</text:span>);</text:p>
            <text:p text:style-name="P1">NextPage <text:s text:c="2"/>(<text:span text:style-name="T2">2</text:span>);</text:p>
            <text:p text:style-name="P6">SpnPhrase <text:s/>(<text:span text:style-name="T5">"next 2"</text:span>);</text:p>
          </table:table-cell>
          <table:table-cell table:style-name="Table1.C1" office:value-type="string">
            <text:p text:style-name="P1">Page 2</text:p>
            <text:p text:style-name="P1"/>
            <text:p text:style-name="P1">Hint hintCat0 = <text:span text:style-name="T1">new </text:span>Hint(<text:span text:style-name="T2">0, 0</text:span>);<text:span text:style-name="T3">//2</text:span></text:p>
            <text:p text:style-name="P1">EngPhrase <text:s text:c="3"/>(<text:span text:style-name="T5">"cat 0a"</text:span>);</text:p>
            <text:p text:style-name="P1">WFWEng <text:s text:c="4"/>(<text:span text:style-name="T5">"cat 0b"</text:span>);</text:p>
            <text:p text:style-name="P1">WFWSpn <text:s text:c="4"/>(<text:span text:style-name="T5">"position cat 0c"</text:span>);</text:p>
            <text:p text:style-name="P1">Explanation(<text:span text:style-name="T5">"explanation cat 0d"</text:span>);</text:p>
            <text:p text:style-name="P1">Times <text:s text:c="11"/>(<text:span text:style-name="T2">30</text:span>, <text:span text:style-name="T2">31</text:span>, <text:span text:style-name="T2">32</text:span>, <text:span text:style-name="T2">33</text:span>);</text:p>
            <text:p text:style-name="P6">SpnPhrase <text:s text:c="3"/>(<text:span text:style-name="T5">"next -1"</text:span>);</text:p>
            <text:p text:style-name="P4"/>
            <text:p text:style-name="P1">Reply replyCat1 = <text:span text:style-name="T1">new </text:span>Reply(<text:span text:style-name="T2">1</text:span>, <text:span text:style-name="T2">1</text:span>);<text:span text:style-name="T3">//2</text:span></text:p>
            <text:p text:style-name="P1">EngPhrase <text:s/>(<text:span text:style-name="T5">"cat 1a"</text:span>);</text:p>
            <text:p text:style-name="P1">WFWEnglish (<text:span text:style-name="T5">"cat 1b"</text:span>);</text:p>
            <text:p text:style-name="P1">WFWSpanish (<text:span text:style-name="T5">"position cat 1c"</text:span>);</text:p>
            <text:p text:style-name="P1">Regex <text:s text:c="5"/>(<text:span text:style-name="T5">"Regex <text:s text:c="6"/>cat 1d"</text:span>);</text:p>
            <text:p text:style-name="P1">Explanation(<text:span text:style-name="T5">"explanation cat 1e"</text:span>);</text:p>
            <text:p text:style-name="P1">Times <text:s text:c="5"/>(<text:span text:style-name="T2">31</text:span>, <text:span text:style-name="T2">32</text:span>, <text:span text:style-name="T2">33</text:span>, <text:span text:style-name="T2">34</text:span>);</text:p>
            <text:p text:style-name="P1">NextPage <text:s text:c="2"/>(<text:span text:style-name="T2">20</text:span>);</text:p>
            <text:p text:style-name="P6">SpnPhrase <text:s/>(<text:span text:style-name="T5">"next 20"</text:span>);</text:p>
            <text:p text:style-name="P1">Reply replyCat2 = <text:span text:style-name="T1">new </text:span>Reply(<text:span text:style-name="T2">2</text:span>, <text:span text:style-name="T2">1</text:span>);<text:span text:style-name="T3">//2</text:span></text:p>
            <text:p text:style-name="P1">EngPhrase <text:s/>(<text:span text:style-name="T5">"cat 2a"</text:span>);</text:p>
            <text:p text:style-name="P1">WFWEnglish (<text:span text:style-name="T5">"cat 2b"</text:span>);</text:p>
            <text:p text:style-name="P1">WFWSpanish (<text:span text:style-name="T5">"position cat 2c"</text:span>);</text:p>
            <text:p text:style-name="P1">Regex <text:s text:c="5"/>(<text:span text:style-name="T5">"Regex <text:s text:c="6"/>cat 2d"</text:span>);</text:p>
            <text:p text:style-name="P1">Explanation(<text:span text:style-name="T5">"explanation cat 2e"</text:span>);</text:p>
            <text:p text:style-name="P1">Times <text:s text:c="5"/>(<text:span text:style-name="T2">32</text:span>, <text:span text:style-name="T2">33</text:span>, <text:span text:style-name="T2">34</text:span>, <text:span text:style-name="T2">35</text:span>);</text:p>
            <text:p text:style-name="P6">SpnPhrase <text:s/>(<text:span text:style-name="T5">"next -1"</text:span>);</text:p>
            <text:p text:style-name="P1">Hint hintCat3 = <text:span text:style-name="T1">new </text:span>Hint(<text:span text:style-name="T2">3, 2</text:span>);<text:span text:style-name="T3">//2</text:span></text:p>
            <text:p text:style-name="P1">EngPhrase <text:s text:c="3"/>(<text:span text:style-name="T5">"cat 3a"</text:span>);</text:p>
            <text:p text:style-name="P1">WFWEng <text:s text:c="4"/>(<text:span text:style-name="T5">"cat 3b"</text:span>);</text:p>
            <text:p text:style-name="P1">WFWSpn <text:s text:c="4"/>(<text:span text:style-name="T5">"position cat 3c"</text:span>);</text:p>
            <text:p text:style-name="P1">Explanation(<text:span text:style-name="T5">"explanation cat 3d"</text:span>);</text:p>
            <text:p text:style-name="P1">Times <text:s text:c="11"/>(<text:span text:style-name="T2">33</text:span>, <text:span text:style-name="T2">34</text:span>, <text:span text:style-name="T2">35</text:span>, <text:span text:style-name="T2">36</text:span>);</text:p>
            <text:p text:style-name="P6">SpnPhrase <text:s text:c="3"/>(<text:span text:style-name="T5">"next -1"</text:span>);</text:p>
            <text:p text:style-name="P1">Reply replyCat4 = <text:span text:style-name="T1">new </text:span>Reply(<text:span text:style-name="T2">4</text:span>, <text:span text:style-name="T2">3</text:span>);<text:span text:style-name="T3">//2</text:span></text:p>
            <text:p text:style-name="P1">EngPhrase <text:s/>(<text:span text:style-name="T5">"cat 4a"</text:span>);</text:p>
            <text:p text:style-name="P1">WFWEnglish (<text:span text:style-name="T5">"cat 4b"</text:span>);</text:p>
            <text:p text:style-name="P1">WFWSpanish (<text:span text:style-name="T5">"position cat 4c"</text:span>);</text:p>
            <text:p text:style-name="P1">Regex <text:s text:c="5"/>(<text:span text:style-name="T5">"Regex <text:s text:c="6"/>cat 4d"</text:span>);</text:p>
            <text:p text:style-name="P1">Explanation(<text:span text:style-name="T5">"explanation cat 4e"</text:span>);</text:p>
            <text:p text:style-name="P1">Times <text:s text:c="5"/>(<text:span text:style-name="T2">34</text:span>, <text:span text:style-name="T2">35</text:span>, <text:span text:style-name="T2">36</text:span>, <text:span text:style-name="T2">37</text:span>);</text:p>
            <text:p text:style-name="P1"><text:soft-page-break/>NextPage <text:s text:c="2"/>(<text:span text:style-name="T2">22</text:span>);</text:p>
            <text:p text:style-name="P6">SpnPhrase <text:s/>(<text:span text:style-name="T5">"next 22"</text:span>);</text:p>
            <text:p text:style-name="P1">Reply replyCat5 = <text:span text:style-name="T1">new </text:span>Reply(<text:span text:style-name="T2">5</text:span>, <text:span text:style-name="T2">3</text:span>);<text:span text:style-name="T3">//2</text:span></text:p>
            <text:p text:style-name="P1">EngPhrase <text:s/>(<text:span text:style-name="T5">"cat 5a"</text:span>);</text:p>
            <text:p text:style-name="P1">WFWEnglish (<text:span text:style-name="T5">"cat 5b"</text:span>);</text:p>
            <text:p text:style-name="P1">WFWSpanish (<text:span text:style-name="T5">"position cat 5c"</text:span>);</text:p>
            <text:p text:style-name="P1">Regex <text:s text:c="5"/>(<text:span text:style-name="T5">"Regex <text:s text:c="6"/>cat 5d"</text:span>);</text:p>
            <text:p text:style-name="P1">Explanation(<text:span text:style-name="T5">"explanation cat 5e"</text:span>);</text:p>
            <text:p text:style-name="P1">Times <text:s text:c="5"/>(<text:span text:style-name="T2">35</text:span>, <text:span text:style-name="T2">36</text:span>, <text:span text:style-name="T2">37</text:span>, <text:span text:style-name="T2">38</text:span>);</text:p>
            <text:p text:style-name="P1">NextPage <text:s text:c="2"/>(<text:span text:style-name="T2">3</text:span>);</text:p>
            <text:p text:style-name="P6">SpnPhrase <text:s/>(<text:span text:style-name="T5">"next 3"</text:span>);</text:p>
          </table:table-cell>
        </table:table-row>
        <table:table-row table:style-name="Table1.1">
          <table:table-cell table:style-name="Table1.A2" office:value-type="string">
            <text:p text:style-name="P1">Page 3</text:p>
            <text:p text:style-name="P1"/>
            <text:p text:style-name="P1">Hint hintDog0 = <text:span text:style-name="T1">new </text:span>Hint(<text:span text:style-name="T2">0, 0</text:span>);<text:span text:style-name="T3">//3</text:span></text:p>
            <text:p text:style-name="P1">EngPhrase <text:s text:c="3"/>(<text:span text:style-name="T5">"dog 0a"</text:span>);</text:p>
            <text:p text:style-name="P1">WFWEng <text:s text:c="4"/>(<text:span text:style-name="T5">"dog 0b"</text:span>);</text:p>
            <text:p text:style-name="P1">WFWSpn <text:s text:c="4"/>(<text:span text:style-name="T5">"position dog 0c"</text:span>);</text:p>
            <text:p text:style-name="P1">Explanation(<text:span text:style-name="T5">"explanation dog 0d"</text:span>);</text:p>
            <text:p text:style-name="P1">Times <text:s text:c="11"/>(<text:span text:style-name="T2">40</text:span>, <text:span text:style-name="T2">41</text:span>, <text:span text:style-name="T2">42</text:span>, <text:span text:style-name="T2">43</text:span>);</text:p>
            <text:p text:style-name="P6">SpnPhrase <text:s text:c="3"/>(<text:span text:style-name="T5">"next -1"</text:span>);</text:p>
          </table:table-cell>
          <table:table-cell table:style-name="Table1.A2" office:value-type="string">
            <text:p text:style-name="P1">Page 8</text:p>
            <text:p text:style-name="P1"/>
            <text:p text:style-name="P1">Hint hintInk0 = <text:span text:style-name="T1">new </text:span>Hint(<text:span text:style-name="T2">0, 0</text:span>);<text:span text:style-name="T3">//8</text:span></text:p>
            <text:p text:style-name="P1">EngPhrase <text:s text:c="3"/>(<text:span text:style-name="T5">"ink 0a"</text:span>);</text:p>
            <text:p text:style-name="P1">WFWEng <text:s text:c="4"/>(<text:span text:style-name="T5">"ink 0b"</text:span>);</text:p>
            <text:p text:style-name="P1">WFWSpn <text:s text:c="4"/>(<text:span text:style-name="T5">"position ink 0c"</text:span>);</text:p>
            <text:p text:style-name="P1">Explanation(<text:span text:style-name="T5">"explanation ink 0d"</text:span>);</text:p>
            <text:p text:style-name="P1">Times <text:s text:c="11"/>(<text:span text:style-name="T2">90</text:span>, <text:span text:style-name="T2">91</text:span>, <text:span text:style-name="T2">92</text:span>, <text:span text:style-name="T2">93</text:span>);</text:p>
            <text:p text:style-name="P6">SpnPhrase <text:s text:c="3"/>(<text:span text:style-name="T5">"next -1"</text:span>);</text:p>
            <text:p text:style-name="P1">Reply replyInk1 = <text:span text:style-name="T1">new </text:span>Reply(<text:span text:style-name="T2">1</text:span>, <text:span text:style-name="T2">1</text:span>);<text:span text:style-name="T3">//8</text:span></text:p>
            <text:p text:style-name="P1">EngPhrase <text:s/>(<text:span text:style-name="T5">"ink 1a"</text:span>);</text:p>
            <text:p text:style-name="P1">WFWEnglish (<text:span text:style-name="T5">"ink 1b"</text:span>);</text:p>
            <text:p text:style-name="P1">WFWSpanish (<text:span text:style-name="T5">"position ink 1c"</text:span>);</text:p>
            <text:p text:style-name="P1">Regex <text:s text:c="5"/>(<text:span text:style-name="T5">"Regex <text:s text:c="6"/>ink 1d"</text:span>);</text:p>
            <text:p text:style-name="P1">Explanation(<text:span text:style-name="T5">"explanation ink 1e"</text:span>);</text:p>
            <text:p text:style-name="P1">Times <text:s text:c="5"/>(<text:span text:style-name="T2">91</text:span>, <text:span text:style-name="T2">92</text:span>, <text:span text:style-name="T2">93</text:span>, <text:span text:style-name="T2">94</text:span>);</text:p>
            <text:p text:style-name="P1">NextPage <text:s text:c="2"/>(<text:span text:style-name="T2">9</text:span>);</text:p>
            <text:p text:style-name="P6">SpnPhrase <text:s/>(<text:span text:style-name="T5">"next 9"</text:span>);</text:p>
          </table:table-cell>
          <table:table-cell table:style-name="Table1.C2" office:value-type="string">
            <text:p text:style-name="P1">Page 9</text:p>
            <text:p text:style-name="P1"/>
            <text:p text:style-name="P1">Hint hintJam0 = <text:span text:style-name="T1">new </text:span>Hint(<text:span text:style-name="T2">0, 0</text:span>);<text:span text:style-name="T3">//9</text:span></text:p>
            <text:p text:style-name="P1">EngPhrase <text:s text:c="3"/>(<text:span text:style-name="T5">"jam 0a"</text:span>);</text:p>
            <text:p text:style-name="P1">WFWEng <text:s text:c="4"/>(<text:span text:style-name="T5">"jam 0b"</text:span>);</text:p>
            <text:p text:style-name="P1">WFWSpn <text:s text:c="4"/>(<text:span text:style-name="T5">"position jam 0c"</text:span>);</text:p>
            <text:p text:style-name="P1">Explanation(<text:span text:style-name="T5">"explanation jam 0d"</text:span>);</text:p>
            <text:p text:style-name="P1">Times <text:s text:c="11"/>(<text:span text:style-name="T2">100</text:span>, <text:span text:style-name="T2">101</text:span>, <text:span text:style-name="T2">102</text:span>, <text:span text:style-name="T2">103</text:span>);</text:p>
            <text:p text:style-name="P6">SpnPhrase <text:s text:c="3"/>(<text:span text:style-name="T5">"next -1"</text:span>);</text:p>
            <text:p text:style-name="P1">Reply replyJam1 = <text:span text:style-name="T1">new </text:span>Reply(<text:span text:style-name="T2">1</text:span>, <text:span text:style-name="T2">1</text:span>);<text:span text:style-name="T3">//9</text:span></text:p>
            <text:p text:style-name="P1">EngPhrase <text:s/>(<text:span text:style-name="T5">"jam 1a"</text:span>);</text:p>
            <text:p text:style-name="P1">WFWEnglish (<text:span text:style-name="T5">"jam 1b"</text:span>);</text:p>
            <text:p text:style-name="P1">WFWSpanish (<text:span text:style-name="T5">"position jam 1c"</text:span>);</text:p>
            <text:p text:style-name="P1">Regex <text:s text:c="5"/>(<text:span text:style-name="T5">"Regex <text:s text:c="6"/>jam 1d"</text:span>);</text:p>
            <text:p text:style-name="P1">Explanation(<text:span text:style-name="T5">"explanation jam 1e"</text:span>);</text:p>
            <text:p text:style-name="P1">Times <text:s text:c="5"/>(<text:span text:style-name="T2">111</text:span>, <text:span text:style-name="T2">112</text:span>, <text:span text:style-name="T2">113</text:span>, <text:span text:style-name="T2">114</text:span>);</text:p>
            <text:p text:style-name="P1">NextPage <text:s text:c="2"/>(<text:span text:style-name="T2">10</text:span>);</text:p>
            <text:p text:style-name="P5"><text:span text:style-name="T8">SpnPhrase <text:s/>(</text:span><text:span text:style-name="T6">"next 10"</text:span><text:span text:style-name="T8">);</text:span></text:p>
          </table:table-cell>
        </table:table-row>
        <table:table-row table:style-name="Table1.1">
          <table:table-cell table:style-name="Table1.A2" office:value-type="string">
            <text:p text:style-name="P1">Page 10</text:p>
            <text:p text:style-name="P1"/>
            <text:p text:style-name="P1">Hint hintKettle0 = <text:span text:style-name="T1">new </text:span>Hint(<text:span text:style-name="T2">0, 0</text:span>);<text:span text:style-name="T3">//10</text:span></text:p>
            <text:p text:style-name="P1">EngPhrase <text:s text:c="3"/>(<text:span text:style-name="T5">"kettle 0a"</text:span>);</text:p>
            <text:p text:style-name="P1">WFWEng <text:s text:c="4"/>(<text:span text:style-name="T5">"kettle 0b"</text:span>);</text:p>
            <text:p text:style-name="P1">WFWSpn <text:s text:c="4"/>(<text:span text:style-name="T5">"position kettle 0c"</text:span>);</text:p>
            <text:p text:style-name="P1">Explanation(<text:span text:style-name="T5">"explanation kettle 0d"</text:span>);</text:p>
            <text:p text:style-name="P1">Times <text:s text:c="11"/>(<text:span text:style-name="T2">110</text:span>, <text:span text:style-name="T2">111</text:span>, <text:span text:style-name="T2">112</text:span>, <text:span text:style-name="T2">113</text:span>);</text:p>
            <text:p text:style-name="P1">NextPage <text:s text:c="2"/>(<text:span text:style-name="T2">14</text:span>);</text:p>
            <text:p text:style-name="P6">SpnPhrase <text:s text:c="3"/>(<text:span text:style-name="T5">"next 14"</text:span>);</text:p>
            <text:p text:style-name="P3"><text:soft-page-break/></text:p>
          </table:table-cell>
          <table:table-cell table:style-name="Table1.A2" office:value-type="string">
            <text:p text:style-name="P1">Page 14</text:p>
            <text:p text:style-name="P1"/>
            <text:p text:style-name="P1">Hint hintOcean1 = <text:span text:style-name="T1">new </text:span>Hint(0<text:span text:style-name="T2">, 0</text:span>);<text:span text:style-name="T3">//14</text:span></text:p>
            <text:p text:style-name="P1">EngPhrase <text:s text:c="3"/>(<text:span text:style-name="T5">"ocean 1a"</text:span>);</text:p>
            <text:p text:style-name="P1">WFWEng <text:s text:c="4"/>(<text:span text:style-name="T5">"ocean 1b"</text:span>);</text:p>
            <text:p text:style-name="P1">WFWSpn <text:s text:c="4"/>(<text:span text:style-name="T5">"position ocean 1c"</text:span>);</text:p>
            <text:p text:style-name="P1">Explanation(<text:span text:style-name="T5">"explanation ocean 1d"</text:span>);</text:p>
            <text:p text:style-name="P1">Times <text:s text:c="11"/>(<text:span text:style-name="T2">151</text:span>, <text:span text:style-name="T2">152</text:span>, <text:span text:style-name="T2">153</text:span>, <text:span text:style-name="T2">154</text:span>);</text:p>
            <text:p text:style-name="P1">NextPage <text:s text:c="2"/>(<text:span text:style-name="T2">15</text:span>);</text:p>
            <text:p text:style-name="P6"><text:span text:style-name="T10">SpnPhrase <text:s/></text:span><text:span text:style-name="T3"><text:s text:c="2"/>(</text:span><text:span text:style-name="T6">"next -1"</text:span><text:span text:style-name="T3">);</text:span></text:p>
            <text:p text:style-name="P1"><text:soft-page-break/>Reply replyOcean0 = <text:span text:style-name="T1">new </text:span>Reply(<text:span text:style-name="T2">1</text:span>, <text:span text:style-name="T2">1</text:span>);<text:span text:style-name="T3">//14</text:span></text:p>
            <text:p text:style-name="P1">EngPhrase <text:s/>(<text:span text:style-name="T5">"ocean 0a"</text:span>);</text:p>
            <text:p text:style-name="P1">WFWEnglish (<text:span text:style-name="T5">"ocean 0b"</text:span>);</text:p>
            <text:p text:style-name="P1">WFWSpanish (<text:span text:style-name="T5">"position ocean 0c"</text:span>);</text:p>
            <text:p text:style-name="P1">Regex <text:s text:c="5"/>(<text:span text:style-name="T5">"Regex <text:s text:c="6"/>ocean 0d"</text:span>);</text:p>
            <text:p text:style-name="P1">Explanation(<text:span text:style-name="T5">"explanation ocean 0e"</text:span>);</text:p>
            <text:p text:style-name="P1">Times <text:s text:c="5"/>(<text:span text:style-name="T2">150</text:span>, <text:span text:style-name="T2">151</text:span>, <text:span text:style-name="T2">152</text:span>, <text:span text:style-name="T2">153</text:span>);</text:p>
            <text:p text:style-name="P6"><text:span text:style-name="T10">SpnPhrase <text:s/>(</text:span><text:span text:style-name="T6">"next 15"</text:span><text:span text:style-name="T10">);</text:span></text:p>
            <text:p text:style-name="Table_20_Contents"/>
          </table:table-cell>
          <table:table-cell table:style-name="Table1.C2" office:value-type="string">
            <text:p text:style-name="P1">Page 15</text:p>
            <text:p text:style-name="P1"/>
            <text:p text:style-name="P1">Hint hintPan1 = <text:span text:style-name="T1">new </text:span>Hint(0<text:span text:style-name="T2">, 0</text:span>);<text:span text:style-name="T3">//15</text:span></text:p>
            <text:p text:style-name="P1">EngPhrase <text:s text:c="3"/>(<text:span text:style-name="T5">"pan 1a"</text:span>);</text:p>
            <text:p text:style-name="P1">WFWEng <text:s text:c="4"/>(<text:span text:style-name="T5">"pan 1b"</text:span>);</text:p>
            <text:p text:style-name="P1">WFWSpn <text:s text:c="4"/>(<text:span text:style-name="T5">"position pan 1c"</text:span>);</text:p>
            <text:p text:style-name="P1">Explanation(<text:span text:style-name="T5">"explanation pan 1d"</text:span>);</text:p>
            <text:p text:style-name="P1">Times <text:s text:c="11"/>(<text:span text:style-name="T2">161</text:span>, <text:span text:style-name="T2">162</text:span>, <text:span text:style-name="T2">163</text:span>, <text:span text:style-name="T2">164</text:span>);</text:p>
            <text:p text:style-name="P6">SpnPhrase <text:s text:c="3"/>(<text:span text:style-name="T5">"next -1"</text:span>);</text:p>
            <text:p text:style-name="P1">Reply replyPan0 = <text:span text:style-name="T1">new </text:span>Reply(<text:span text:style-name="T2">1</text:span>, <text:span text:style-name="T2">1</text:span>);<text:span text:style-name="T3">//15</text:span></text:p>
            <text:p text:style-name="P1"><text:soft-page-break/>EngPhrase <text:s/>(<text:span text:style-name="T5">"pan 0a"</text:span>);</text:p>
            <text:p text:style-name="P1">WFWEnglish (<text:span text:style-name="T5">"pan 0b"</text:span>);</text:p>
            <text:p text:style-name="P1">WFWSpanish (<text:span text:style-name="T5">"position pan 0c"</text:span>);</text:p>
            <text:p text:style-name="P1">Regex <text:s text:c="5"/>(<text:span text:style-name="T5">"Regex <text:s text:c="6"/>pan 0d"</text:span>);</text:p>
            <text:p text:style-name="P1">Explanation(<text:span text:style-name="T5">"explanation pan 0e"</text:span>);</text:p>
            <text:p text:style-name="P1">Times <text:s text:c="5"/>(<text:span text:style-name="T2">160</text:span>, <text:span text:style-name="T2">161</text:span>, <text:span text:style-name="T2">162</text:span>, <text:span text:style-name="T2">163</text:span>);</text:p>
            <text:p text:style-name="P6">SpnPhrase <text:s/>(<text:span text:style-name="T5">"next 20"</text:span>);</text:p>
            <text:p text:style-name="P1">Reply replyPan2 = <text:span text:style-name="T1">new </text:span>Reply(<text:span text:style-name="T2">2</text:span>, <text:span text:style-name="T2">1</text:span>);<text:span text:style-name="T3">//15</text:span></text:p>
            <text:p text:style-name="P1">EngPhrase <text:s/>(<text:span text:style-name="T5">"pan 2a"</text:span>);</text:p>
            <text:p text:style-name="P1">WFWEnglish (<text:span text:style-name="T5">"pan 2b"</text:span>);</text:p>
            <text:p text:style-name="P1">WFWSpanish (<text:span text:style-name="T5">"position pan 2c"</text:span>);</text:p>
            <text:p text:style-name="P1">Regex <text:s text:c="5"/>(<text:span text:style-name="T5">"Regex <text:s text:c="6"/>pan 2d"</text:span>);</text:p>
            <text:p text:style-name="P1">Explanation(<text:span text:style-name="T5">"explanation pan 2e"</text:span>);</text:p>
            <text:p text:style-name="P1">Times <text:s text:c="5"/>(<text:span text:style-name="T2">162</text:span>, <text:span text:style-name="T2">163</text:span>, <text:span text:style-name="T2">164</text:span>, <text:span text:style-name="T2">165</text:span>);</text:p>
            <text:p text:style-name="P1">NextPage <text:s text:c="2"/>(<text:span text:style-name="T2">16</text:span>);</text:p>
            <text:p text:style-name="P6">SpnPhrase <text:s/>(<text:span text:style-name="T5">"next 16"</text:span>);</text:p>
          </table:table-cell>
        </table:table-row>
        <table:table-row table:style-name="Table1.1">
          <table:table-cell table:style-name="Table1.A2" office:value-type="string">
            <text:p text:style-name="P1">Page 16</text:p>
            <text:p text:style-name="P1"/>
            <text:p text:style-name="P1">Hint hintQuote0 = <text:span text:style-name="T1">new </text:span>Hint(<text:span text:style-name="T2">0, 0</text:span>);<text:span text:style-name="T3">//16</text:span></text:p>
            <text:p text:style-name="P1">EngPhrase <text:s/>(<text:span text:style-name="T5">"quote 0a"</text:span>);</text:p>
            <text:p text:style-name="P1">WFWEng <text:s text:c="4"/>(<text:span text:style-name="T5">"quote 0b"</text:span>);</text:p>
            <text:p text:style-name="P1">WFWSpn <text:s text:c="4"/>(<text:span text:style-name="T5">"position quote 0c"</text:span>);</text:p>
            <text:p text:style-name="P1">Explanation(<text:span text:style-name="T5">"explanation quote 0d"</text:span>);</text:p>
            <text:p text:style-name="P1">Times <text:s text:c="11"/>(<text:span text:style-name="T2">170</text:span>, <text:span text:style-name="T2">171</text:span>, <text:span text:style-name="T2">172</text:span>, <text:span text:style-name="T2">173</text:span>);</text:p>
            <text:p text:style-name="P6">SpnPhrase <text:s text:c="3"/>(<text:span text:style-name="T5">"next -1"</text:span>);</text:p>
            <text:p text:style-name="P1">Hint hintQuote1 = <text:span text:style-name="T1">new </text:span>Hint(<text:span text:style-name="T2">0, 1</text:span>);<text:span text:style-name="T3">//16</text:span></text:p>
            <text:p text:style-name="P1">EngPhrase <text:s text:c="3"/>(<text:span text:style-name="T5">"quote 1a"</text:span>);</text:p>
            <text:p text:style-name="P1">WFWEng <text:s text:c="4"/>(<text:span text:style-name="T5">"quote 1b"</text:span>);</text:p>
            <text:p text:style-name="P1">WFWSpn <text:s text:c="4"/>(<text:span text:style-name="T5">"position quote 1c"</text:span>);</text:p>
            <text:p text:style-name="P1">Explanation(<text:span text:style-name="T5">"explanation quote 1d"</text:span>);</text:p>
            <text:p text:style-name="P1">Times <text:s text:c="11"/>(<text:span text:style-name="T2">170</text:span>, <text:span text:style-name="T2">171</text:span>, <text:span text:style-name="T2">172</text:span>, <text:span text:style-name="T2">173</text:span>);</text:p>
            <text:p text:style-name="P6">SpnPhrase <text:s text:c="3"/>(<text:span text:style-name="T5">"next -1"</text:span>);</text:p>
          </table:table-cell>
          <table:table-cell table:style-name="Table1.A2" office:value-type="string">
            <text:p text:style-name="P1">Page 20</text:p>
            <text:p text:style-name="P1"/>
            <text:p text:style-name="P1">Reply replyUmbro0 = <text:span text:style-name="T1">new </text:span>Reply(<text:span text:style-name="T2">0</text:span>, <text:span text:style-name="T2">0</text:span>);<text:span text:style-name="T3">//20</text:span></text:p>
            <text:p text:style-name="P1">EngPhrase <text:s/>(<text:span text:style-name="T5">"umbro 0a"</text:span>);</text:p>
            <text:p text:style-name="P1">WFWEnglish (<text:span text:style-name="T5">"umbro 0b"</text:span>);</text:p>
            <text:p text:style-name="P1">WFWSpanish (<text:span text:style-name="T5">"position umbro 0c"</text:span>);</text:p>
            <text:p text:style-name="P1">Regex <text:s text:c="5"/>(<text:span text:style-name="T5">"Regex umbro 0d"</text:span>);</text:p>
            <text:p text:style-name="P1">Explanation(<text:span text:style-name="T5">"explanation umbro 0e"</text:span>);</text:p>
            <text:p text:style-name="P1">Times <text:s text:c="5"/>(<text:span text:style-name="T2">150</text:span>, <text:span text:style-name="T2">151</text:span>, <text:span text:style-name="T2">152</text:span>, <text:span text:style-name="T2">153</text:span>);</text:p>
            <text:p text:style-name="P6"><text:span text:style-name="T10">SpnPhrase <text:s/>(</text:span><text:span text:style-name="T6">"next 22"</text:span><text:span text:style-name="T10">);</text:span></text:p>
            <text:p text:style-name="P1">Hint hintUmbro1 = <text:span text:style-name="T1">new </text:span>Hint(1<text:span text:style-name="T2">, 1</text:span>);<text:span text:style-name="T3">//20</text:span></text:p>
            <text:p text:style-name="P1">EngPhrase <text:s text:c="3"/>(<text:span text:style-name="T5">"umbro 1a"</text:span>);</text:p>
            <text:p text:style-name="P1">WFWEng <text:s text:c="4"/>(<text:span text:style-name="T5">"umbro 1b"</text:span>);</text:p>
            <text:p text:style-name="P1">WFWSpn <text:s text:c="4"/>(<text:span text:style-name="T5">"position umbro 1c"</text:span>);</text:p>
            <text:p text:style-name="P1">Explanation(<text:span text:style-name="T5">"explanation umbro 1d"</text:span>);</text:p>
            <text:p text:style-name="P1">Times <text:s text:c="11"/>(<text:span text:style-name="T2">210</text:span>, <text:span text:style-name="T2">211</text:span>, <text:span text:style-name="T2">212</text:span>, <text:span text:style-name="T2">213</text:span>);</text:p>
            <text:p text:style-name="P1"/>
            <text:p text:style-name="P1">Hint hintUmbro1 = <text:span text:style-name="T1">new </text:span>Hint(2<text:span text:style-name="T2">, 2</text:span>);<text:span text:style-name="T3">//20</text:span></text:p>
            <text:p text:style-name="P1">EngPhrase <text:s text:c="3"/>(<text:span text:style-name="T5">"umbro 2a"</text:span>);</text:p>
            <text:p text:style-name="P1">WFWEng <text:s text:c="4"/>(<text:span text:style-name="T5">"umbro 2b"</text:span>);</text:p>
            <text:p text:style-name="P1">WFWSpn <text:s text:c="4"/>(<text:span text:style-name="T5">"position umbro 2c"</text:span>);</text:p>
            <text:p text:style-name="P1">Explanation(<text:span text:style-name="T5">"explanation umbro 2d"</text:span>);</text:p>
            <text:p text:style-name="P1">Times <text:s text:c="11"/>(<text:span text:style-name="T2">210</text:span>, <text:span text:style-name="T2">211</text:span>, <text:span text:style-name="T2">212</text:span>, <text:span text:style-name="T2">213</text:span>);</text:p>
            <text:p text:style-name="P6"><text:span text:style-name="T3"/></text:p>
          </table:table-cell>
          <table:table-cell table:style-name="Table1.C2" office:value-type="string">
            <text:p text:style-name="P2">Page 22</text:p>
            <text:p text:style-name="P2"/>
            <text:p text:style-name="P1"><text:span text:style-name="T7">Hint</text:span> hintWater0 = <text:span text:style-name="T1">new </text:span><text:span text:style-name="T7">Hint</text:span>(<text:span text:style-name="T2">0, 0</text:span>);<text:span text:style-name="T3">//22</text:span></text:p>
            <text:p text:style-name="P1">EngPhrase <text:s text:c="3"/>(<text:span text:style-name="T5">"water 0a"</text:span>);</text:p>
            <text:p text:style-name="P1">WFWEng <text:s text:c="4"/>(<text:span text:style-name="T5">"water 0b"</text:span>);</text:p>
            <text:p text:style-name="P1">WFWSpn <text:s text:c="4"/>(<text:span text:style-name="T5">"position water 0c"</text:span>);</text:p>
            <text:p text:style-name="P1">Explanation(<text:span text:style-name="T5">"explanation water 0d"</text:span>);</text:p>
            <text:p text:style-name="P1">Times <text:s text:c="11"/>(<text:span text:style-name="T2">230</text:span>, <text:span text:style-name="T2">231</text:span>, <text:span text:style-name="T2">232</text:span>, <text:span text:style-name="T2">233</text:span>);</text:p>
            <text:p text:style-name="P5"><text:span text:style-name="T9">SpnPhrase <text:s/></text:span><text:span text:style-name="T3"><text:s text:c="2"/>(</text:span><text:span text:style-name="T6">"next -1"</text:span><text:span text:style-name="T3">);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Maldonado</meta:initial-creator>
    <meta:creation-date>2016-10-16T14:12:11</meta:creation-date>
    <dc:date>2016-12-08T19:55:25</dc:date>
    <dc:creator>Flo Maldonado</dc:creator>
    <meta:editing-duration>P2DT15H53M27S</meta:editing-duration>
    <meta:editing-cycles>8</meta:editing-cycles>
    <meta:generator>OpenOffice/4.1.1$Unix OpenOffice.org_project/411m6$Build-9775</meta:generator>
    <meta:document-statistic meta:table-count="1" meta:image-count="0" meta:object-count="0" meta:page-count="4" meta:paragraph-count="239" meta:word-count="882" meta:character-count="6739"/>
  </office:meta>
</office:document-meta>
</file>